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3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0004in" svg:height="4.8843in" svg:x="5.5701in" svg:y="3.8441in">
            <draw:object draw:notify-on-update-of-ranges="Sheet1.A2:Sheet1.A54 Sheet1.D1:Sheet1.D1 Sheet1.D2:Sheet1.D5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0004in" svg:height="4.8843in" svg:x="5.072in" svg:y="9.4319in">
            <draw:object draw:notify-on-update-of-ranges="Sheet1.A58:Sheet1.A110 Sheet1.D57:Sheet1.D57 Sheet1.D58:Sheet1.D1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1606in" svg:height="3.9732in" svg:x="5.0091in" svg:y="28.7449in">
            <draw:object draw:notify-on-update-of-ranges="Sheet1.A113:Sheet1.A201 Sheet1.D112:Sheet1.D112 Sheet1.D113:Sheet1.D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34.285714">
            <text:p>34.28571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26.666667">
            <text:p>26.66666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21.818182">
            <text:p>21.81818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19.27399">
            <text:p>19.27399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19.039433">
            <text:p>19.03943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18.848077">
            <text:p>18.84807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18.690008">
            <text:p>18.69000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18.557985">
            <text:p>18.55798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.44662">
            <text:p>18.4466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18.351844">
            <text:p>18.35184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18.270536">
            <text:p>18.27053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18.200275">
            <text:p>18.2002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18.139154">
            <text:p>18.13915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18.085663">
            <text:p>18.08566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.038587">
            <text:p>18.03858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17.996944">
            <text:p>17.99694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17.959932">
            <text:p>17.95993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17.926892">
            <text:p>17.92689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17.897276">
            <text:p>17.89727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17.870629">
            <text:p>17.87062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.846568">
            <text:p>17.84656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17.82477">
            <text:p>17.8247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17.80496">
            <text:p>17.8049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17.786904">
            <text:p>17.786904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17.770402">
            <text:p>17.77040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17.755281">
            <text:p>17.75528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.741391">
            <text:p>17.74139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17.728602">
            <text:p>17.72860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17.716801">
            <text:p>17.716801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17.705889">
            <text:p>17.70588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6.66666666667">
            <text:p>6.6666666667</text:p>
          </table:table-cell>
          <table:table-cell office:value-type="float" office:value="17.69578">
            <text:p>17.69578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.5">
            <text:p>20.5</text:p>
          </table:table-cell>
          <table:table-cell office:value-type="float" office:value="6.83333333333">
            <text:p>6.8333333333</text:p>
          </table:table-cell>
          <table:table-cell office:value-type="float" office:value="17.686396">
            <text:p>17.68639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7.67767">
            <text:p>17.67767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.5">
            <text:p>21.5</text:p>
          </table:table-cell>
          <table:table-cell office:value-type="float" office:value="7.16666666667">
            <text:p>7.1666666667</text:p>
          </table:table-cell>
          <table:table-cell office:value-type="float" office:value="17.669541">
            <text:p>17.669541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2">
            <text:p>22</text:p>
          </table:table-cell>
          <table:table-cell office:value-type="float" office:value="7.33333333333">
            <text:p>7.3333333333</text:p>
          </table:table-cell>
          <table:table-cell office:value-type="float" office:value="17.661957">
            <text:p>17.66195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17.65487">
            <text:p>17.65487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">
            <text:p>23</text:p>
          </table:table-cell>
          <table:table-cell office:value-type="float" office:value="7.66666666667">
            <text:p>7.6666666667</text:p>
          </table:table-cell>
          <table:table-cell office:value-type="float" office:value="17.648238">
            <text:p>17.648238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3.5">
            <text:p>23.5</text:p>
          </table:table-cell>
          <table:table-cell office:value-type="float" office:value="7.83333333333">
            <text:p>7.8333333333</text:p>
          </table:table-cell>
          <table:table-cell office:value-type="float" office:value="17.642022">
            <text:p>17.64202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7.636189">
            <text:p>17.636189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4.5">
            <text:p>24.5</text:p>
          </table:table-cell>
          <table:table-cell office:value-type="float" office:value="8.16666666667">
            <text:p>8.1666666667</text:p>
          </table:table-cell>
          <table:table-cell office:value-type="float" office:value="17.630707">
            <text:p>17.63070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8.33333333333">
            <text:p>8.3333333333</text:p>
          </table:table-cell>
          <table:table-cell office:value-type="float" office:value="17.62555">
            <text:p>17.6255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float" office:value="17.620691">
            <text:p>17.62069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6">
            <text:p>26</text:p>
          </table:table-cell>
          <table:table-cell office:value-type="float" office:value="8.66666666667">
            <text:p>8.6666666667</text:p>
          </table:table-cell>
          <table:table-cell office:value-type="float" office:value="17.616109">
            <text:p>17.616109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6.5">
            <text:p>26.5</text:p>
          </table:table-cell>
          <table:table-cell office:value-type="float" office:value="8.83333333333">
            <text:p>8.8333333333</text:p>
          </table:table-cell>
          <table:table-cell office:value-type="float" office:value="17.611783">
            <text:p>17.611783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214.285714">
            <text:p>214.28571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187.5">
            <text:p>187.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166.666667">
            <text:p>166.66666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136.363636">
            <text:p>136.36363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115.384615">
            <text:p>115.38461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107.142857">
            <text:p>107.14285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93.75">
            <text:p>93.7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88.235294">
            <text:p>88.23529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3.333333">
            <text:p>83.333333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78.947368">
            <text:p>78.94736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71.428571">
            <text:p>71.42857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68.181818">
            <text:p>68.18181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65.217391">
            <text:p>65.21739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57.692308">
            <text:p>57.69230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55.555556">
            <text:p>55.55555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53.571429">
            <text:p>53.571429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51.724138">
            <text:p>51.72413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48.387097">
            <text:p>48.387097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48.327749">
            <text:p>48.327749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48.27874">
            <text:p>48.27874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48.233949">
            <text:p>48.233949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48.192905">
            <text:p>48.19290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8.155203">
            <text:p>48.155203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48.120491">
            <text:p>48.12049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48.08846">
            <text:p>48.08846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8.058843">
            <text:p>48.05884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6.66666666667">
            <text:p>6.6666666667</text:p>
          </table:table-cell>
          <table:table-cell office:value-type="float" office:value="48.031402">
            <text:p>48.03140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.5">
            <text:p>20.5</text:p>
          </table:table-cell>
          <table:table-cell office:value-type="float" office:value="6.83333333333">
            <text:p>6.8333333333</text:p>
          </table:table-cell>
          <table:table-cell office:value-type="float" office:value="48.005931">
            <text:p>48.005931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7.982246">
            <text:p>47.982246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1.5">
            <text:p>21.5</text:p>
          </table:table-cell>
          <table:table-cell office:value-type="float" office:value="7.16666666667">
            <text:p>7.1666666667</text:p>
          </table:table-cell>
          <table:table-cell office:value-type="float" office:value="47.960183">
            <text:p>47.960183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2">
            <text:p>22</text:p>
          </table:table-cell>
          <table:table-cell office:value-type="float" office:value="7.33333333333">
            <text:p>7.3333333333</text:p>
          </table:table-cell>
          <table:table-cell office:value-type="float" office:value="47.939598">
            <text:p>47.939598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47.920362">
            <text:p>47.92036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3">
            <text:p>23</text:p>
          </table:table-cell>
          <table:table-cell office:value-type="float" office:value="7.66666666667">
            <text:p>7.6666666667</text:p>
          </table:table-cell>
          <table:table-cell office:value-type="float" office:value="47.90236">
            <text:p>47.90236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3.5">
            <text:p>23.5</text:p>
          </table:table-cell>
          <table:table-cell office:value-type="float" office:value="7.83333333333">
            <text:p>7.8333333333</text:p>
          </table:table-cell>
          <table:table-cell office:value-type="float" office:value="47.885489">
            <text:p>47.88548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7.869655">
            <text:p>47.869655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4.5">
            <text:p>24.5</text:p>
          </table:table-cell>
          <table:table-cell office:value-type="float" office:value="8.16666666667">
            <text:p>8.1666666667</text:p>
          </table:table-cell>
          <table:table-cell office:value-type="float" office:value="47.854777">
            <text:p>47.85477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8.33333333333">
            <text:p>8.3333333333</text:p>
          </table:table-cell>
          <table:table-cell office:value-type="float" office:value="47.840778">
            <text:p>47.840778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float" office:value="47.82759">
            <text:p>47.82759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6">
            <text:p>26</text:p>
          </table:table-cell>
          <table:table-cell office:value-type="float" office:value="8.66666666667">
            <text:p>8.6666666667</text:p>
          </table:table-cell>
          <table:table-cell office:value-type="float" office:value="47.815153">
            <text:p>47.815153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.5">
            <text:p>26.5</text:p>
          </table:table-cell>
          <table:table-cell office:value-type="float" office:value="8.83333333333">
            <text:p>8.8333333333</text:p>
          </table:table-cell>
          <table:table-cell office:value-type="float" office:value="47.80341">
            <text:p>47.8034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 Link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float" office:value="2850">
            <text:p>285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1425">
            <text:p>14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950">
            <text:p>95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712.5">
            <text:p>712.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570">
            <text:p>57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407.142857">
            <text:p>407.14285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356.25">
            <text:p>356.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316.666667">
            <text:p>316.66666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285">
            <text:p>28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259.090909">
            <text:p>259.09090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37.5">
            <text:p>237.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219.230769">
            <text:p>219.23076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203.571429">
            <text:p>203.57142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190">
            <text:p>19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178.125">
            <text:p>178.1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167.647059">
            <text:p>167.64705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8.333333">
            <text:p>158.33333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150">
            <text:p>15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142.5">
            <text:p>142.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135.714286">
            <text:p>135.714286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129.545455">
            <text:p>129.54545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123.913043">
            <text:p>123.91304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8.75">
            <text:p>118.7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114">
            <text:p>114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109.615385">
            <text:p>109.61538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105.555556">
            <text:p>105.555556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101.785714">
            <text:p>101.785714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98.275862">
            <text:p>98.275862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91.935484">
            <text:p>91.935484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89.0625">
            <text:p>89.06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86.363636">
            <text:p>86.363636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83.823529">
            <text:p>83.82352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81.428571">
            <text:p>81.428571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9.166667">
            <text:p>79.16666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77.027027">
            <text:p>77.02702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75">
            <text:p>7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73.076923">
            <text:p>73.07692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6.66666666667">
            <text:p>6.6666666667</text:p>
          </table:table-cell>
          <table:table-cell office:value-type="float" office:value="71.25">
            <text:p>71.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.5">
            <text:p>20.5</text:p>
          </table:table-cell>
          <table:table-cell office:value-type="float" office:value="6.83333333333">
            <text:p>6.8333333333</text:p>
          </table:table-cell>
          <table:table-cell office:value-type="float" office:value="69.512195">
            <text:p>69.51219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7.857143">
            <text:p>67.85714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1.5">
            <text:p>21.5</text:p>
          </table:table-cell>
          <table:table-cell office:value-type="float" office:value="7.16666666667">
            <text:p>7.1666666667</text:p>
          </table:table-cell>
          <table:table-cell office:value-type="float" office:value="66.27907">
            <text:p>66.2790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2">
            <text:p>22</text:p>
          </table:table-cell>
          <table:table-cell office:value-type="float" office:value="7.33333333333">
            <text:p>7.3333333333</text:p>
          </table:table-cell>
          <table:table-cell office:value-type="float" office:value="64.772727">
            <text:p>64.77272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63.333333">
            <text:p>63.33333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3">
            <text:p>23</text:p>
          </table:table-cell>
          <table:table-cell office:value-type="float" office:value="7.66666666667">
            <text:p>7.6666666667</text:p>
          </table:table-cell>
          <table:table-cell office:value-type="float" office:value="61.956522">
            <text:p>61.956522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3.5">
            <text:p>23.5</text:p>
          </table:table-cell>
          <table:table-cell office:value-type="float" office:value="7.83333333333">
            <text:p>7.8333333333</text:p>
          </table:table-cell>
          <table:table-cell office:value-type="float" office:value="60.638298">
            <text:p>60.638298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9.375">
            <text:p>59.37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4.5">
            <text:p>24.5</text:p>
          </table:table-cell>
          <table:table-cell office:value-type="float" office:value="8.16666666667">
            <text:p>8.1666666667</text:p>
          </table:table-cell>
          <table:table-cell office:value-type="float" office:value="58.163265">
            <text:p>58.16326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8.33333333333">
            <text:p>8.3333333333</text:p>
          </table:table-cell>
          <table:table-cell office:value-type="float" office:value="57">
            <text:p>5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float" office:value="55.882353">
            <text:p>55.88235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6">
            <text:p>26</text:p>
          </table:table-cell>
          <table:table-cell office:value-type="float" office:value="8.66666666667">
            <text:p>8.6666666667</text:p>
          </table:table-cell>
          <table:table-cell office:value-type="float" office:value="54.807692">
            <text:p>54.807692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.5">
            <text:p>26.5</text:p>
          </table:table-cell>
          <table:table-cell office:value-type="float" office:value="8.83333333333">
            <text:p>8.8333333333</text:p>
          </table:table-cell>
          <table:table-cell office:value-type="float" office:value="53.773585">
            <text:p>53.77358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52.777778">
            <text:p>52.777778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7.5">
            <text:p>27.5</text:p>
          </table:table-cell>
          <table:table-cell office:value-type="float" office:value="9.16666666667">
            <text:p>9.1666666667</text:p>
          </table:table-cell>
          <table:table-cell office:value-type="float" office:value="51.818182">
            <text:p>51.818182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8">
            <text:p>28</text:p>
          </table:table-cell>
          <table:table-cell office:value-type="float" office:value="9.33333333333">
            <text:p>9.3333333333</text:p>
          </table:table-cell>
          <table:table-cell office:value-type="float" office:value="50.892857">
            <text:p>50.89285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8.5">
            <text:p>28.5</text:p>
          </table:table-cell>
          <table:table-cell office:value-type="float" office:value="9.5">
            <text:p>9.5</text:p>
          </table:table-cell>
          <table:table-cell office:value-type="float" office:value="50">
            <text:p>5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9">
            <text:p>29</text:p>
          </table:table-cell>
          <table:table-cell office:value-type="float" office:value="9.66666666667">
            <text:p>9.6666666667</text:p>
          </table:table-cell>
          <table:table-cell office:value-type="float" office:value="49.137931">
            <text:p>49.137931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9.5">
            <text:p>29.5</text:p>
          </table:table-cell>
          <table:table-cell office:value-type="float" office:value="9.83333333333">
            <text:p>9.8333333333</text:p>
          </table:table-cell>
          <table:table-cell office:value-type="float" office:value="48.305085">
            <text:p>48.30508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7.736909">
            <text:p>47.736909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0.5">
            <text:p>30.5</text:p>
          </table:table-cell>
          <table:table-cell office:value-type="float" office:value="10.1666666667">
            <text:p>10.1666666667</text:p>
          </table:table-cell>
          <table:table-cell office:value-type="float" office:value="47.729224">
            <text:p>47.729224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1">
            <text:p>31</text:p>
          </table:table-cell>
          <table:table-cell office:value-type="float" office:value="10.3333333333">
            <text:p>10.3333333333</text:p>
          </table:table-cell>
          <table:table-cell office:value-type="float" office:value="47.721906">
            <text:p>47.72190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1.5">
            <text:p>31.5</text:p>
          </table:table-cell>
          <table:table-cell office:value-type="float" office:value="10.5">
            <text:p>10.5</text:p>
          </table:table-cell>
          <table:table-cell office:value-type="float" office:value="47.714933">
            <text:p>47.714933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2">
            <text:p>32</text:p>
          </table:table-cell>
          <table:table-cell office:value-type="float" office:value="10.6666666667">
            <text:p>10.6666666667</text:p>
          </table:table-cell>
          <table:table-cell office:value-type="float" office:value="47.708284">
            <text:p>47.708284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2.5">
            <text:p>32.5</text:p>
          </table:table-cell>
          <table:table-cell office:value-type="float" office:value="10.8333333333">
            <text:p>10.8333333333</text:p>
          </table:table-cell>
          <table:table-cell office:value-type="float" office:value="47.701938">
            <text:p>47.70193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47.695877">
            <text:p>47.69587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3.5">
            <text:p>33.5</text:p>
          </table:table-cell>
          <table:table-cell office:value-type="float" office:value="11.1666666667">
            <text:p>11.1666666667</text:p>
          </table:table-cell>
          <table:table-cell office:value-type="float" office:value="47.690085">
            <text:p>47.690085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4">
            <text:p>34</text:p>
          </table:table-cell>
          <table:table-cell office:value-type="float" office:value="11.3333333333">
            <text:p>11.3333333333</text:p>
          </table:table-cell>
          <table:table-cell office:value-type="float" office:value="47.684546">
            <text:p>47.68454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4.5">
            <text:p>34.5</text:p>
          </table:table-cell>
          <table:table-cell office:value-type="float" office:value="11.5">
            <text:p>11.5</text:p>
          </table:table-cell>
          <table:table-cell office:value-type="float" office:value="47.679246">
            <text:p>47.67924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5">
            <text:p>35</text:p>
          </table:table-cell>
          <table:table-cell office:value-type="float" office:value="11.6666666667">
            <text:p>11.6666666667</text:p>
          </table:table-cell>
          <table:table-cell office:value-type="float" office:value="47.67417">
            <text:p>47.6741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5.5">
            <text:p>35.5</text:p>
          </table:table-cell>
          <table:table-cell office:value-type="float" office:value="11.8333333333">
            <text:p>11.8333333333</text:p>
          </table:table-cell>
          <table:table-cell office:value-type="float" office:value="47.669307">
            <text:p>47.66930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7.664645">
            <text:p>47.664645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6.5">
            <text:p>36.5</text:p>
          </table:table-cell>
          <table:table-cell office:value-type="float" office:value="12.1666666667">
            <text:p>12.1666666667</text:p>
          </table:table-cell>
          <table:table-cell office:value-type="float" office:value="47.660173">
            <text:p>47.660173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7">
            <text:p>37</text:p>
          </table:table-cell>
          <table:table-cell office:value-type="float" office:value="12.3333333333">
            <text:p>12.3333333333</text:p>
          </table:table-cell>
          <table:table-cell office:value-type="float" office:value="47.65588">
            <text:p>47.6558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7.5">
            <text:p>37.5</text:p>
          </table:table-cell>
          <table:table-cell office:value-type="float" office:value="12.5">
            <text:p>12.5</text:p>
          </table:table-cell>
          <table:table-cell office:value-type="float" office:value="47.651758">
            <text:p>47.65175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8">
            <text:p>38</text:p>
          </table:table-cell>
          <table:table-cell office:value-type="float" office:value="12.6666666667">
            <text:p>12.6666666667</text:p>
          </table:table-cell>
          <table:table-cell office:value-type="float" office:value="47.647796">
            <text:p>47.64779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8.5">
            <text:p>38.5</text:p>
          </table:table-cell>
          <table:table-cell office:value-type="float" office:value="12.8333333333">
            <text:p>12.8333333333</text:p>
          </table:table-cell>
          <table:table-cell office:value-type="float" office:value="47.643988">
            <text:p>47.64398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47.640325">
            <text:p>47.640325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9.5">
            <text:p>39.5</text:p>
          </table:table-cell>
          <table:table-cell office:value-type="float" office:value="13.1666666667">
            <text:p>13.1666666667</text:p>
          </table:table-cell>
          <table:table-cell office:value-type="float" office:value="47.6368">
            <text:p>47.636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13.3333333333">
            <text:p>13.3333333333</text:p>
          </table:table-cell>
          <table:table-cell office:value-type="float" office:value="47.633406">
            <text:p>47.63340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0.5">
            <text:p>40.5</text:p>
          </table:table-cell>
          <table:table-cell office:value-type="float" office:value="13.5">
            <text:p>13.5</text:p>
          </table:table-cell>
          <table:table-cell office:value-type="float" office:value="47.630137">
            <text:p>47.63013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1">
            <text:p>41</text:p>
          </table:table-cell>
          <table:table-cell office:value-type="float" office:value="13.6666666667">
            <text:p>13.6666666667</text:p>
          </table:table-cell>
          <table:table-cell office:value-type="float" office:value="47.626987">
            <text:p>47.62698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1.5">
            <text:p>41.5</text:p>
          </table:table-cell>
          <table:table-cell office:value-type="float" office:value="13.8333333333">
            <text:p>13.8333333333</text:p>
          </table:table-cell>
          <table:table-cell office:value-type="float" office:value="47.623949">
            <text:p>47.623949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7.621019">
            <text:p>47.621019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42.5">
            <text:p>42.5</text:p>
          </table:table-cell>
          <table:table-cell office:value-type="float" office:value="14.1666666667">
            <text:p>14.1666666667</text:p>
          </table:table-cell>
          <table:table-cell office:value-type="float" office:value="47.618192">
            <text:p>47.618192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3">
            <text:p>43</text:p>
          </table:table-cell>
          <table:table-cell office:value-type="float" office:value="14.3333333333">
            <text:p>14.3333333333</text:p>
          </table:table-cell>
          <table:table-cell office:value-type="float" office:value="47.615463">
            <text:p>47.615463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3.5">
            <text:p>43.5</text:p>
          </table:table-cell>
          <table:table-cell office:value-type="float" office:value="14.5">
            <text:p>14.5</text:p>
          </table:table-cell>
          <table:table-cell office:value-type="float" office:value="47.612827">
            <text:p>47.61282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4">
            <text:p>44</text:p>
          </table:table-cell>
          <table:table-cell office:value-type="float" office:value="14.6666666667">
            <text:p>14.6666666667</text:p>
          </table:table-cell>
          <table:table-cell office:value-type="float" office:value="47.61028">
            <text:p>47.6102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4.5">
            <text:p>44.5</text:p>
          </table:table-cell>
          <table:table-cell office:value-type="float" office:value="14.8333333333">
            <text:p>14.8333333333</text:p>
          </table:table-cell>
          <table:table-cell office:value-type="float" office:value="47.607819">
            <text:p>47.607819</text:p>
          </table:table-cell>
          <table:table-cell office:value-type="string">
            <text:p><text:s/>F2 </text:p>
          </table:table-cell>
        </table:table-row>
      </table:table>
      <table:table table:name="Sheet2" table:style-name="ta1">
        <table:shapes>
          <draw:frame draw:z-index="0" draw:style-name="gr1" svg:width="6.2937in" svg:height="3.5398in" svg:x="5.3949in" svg:y="5.4614in">
            <draw:object draw:notify-on-update-of-ranges="Sheet2.A1:Sheet2.A54 Sheet2.D1:Sheet2.D5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1531in" svg:height="3.5394in" svg:x="5.4382in" svg:y="9.9154in">
            <draw:object draw:notify-on-update-of-ranges="Sheet2.A59:Sheet2.A59 Sheet2.A60:Sheet2.A98 Sheet2.D59:Sheet2.D59 Sheet2.D60:Sheet2.D9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6.2988in" svg:height="3.5429in" svg:x="5.685in" svg:y="28.9866in">
            <draw:object draw:notify-on-update-of-ranges="Sheet2.A101:Sheet2.A101 Sheet2.A102:Sheet2.A190 Sheet2.D101:Sheet2.D101 Sheet2.D102:Sheet2.D19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string">
            <text:p><text:s/>17.7414 <text:s text:c="139"/>[62/1045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18.4466">
            <text:p>18.44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26.6667">
            <text:p>26.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33.3333">
            <text:p>33.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46.6667">
            <text:p>46.66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53.3333">
            <text:p>53.33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66.6667">
            <text:p>66.66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73.3333">
            <text:p>73.333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86.6667">
            <text:p>86.666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93.3333">
            <text:p>93.33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106.667">
            <text:p>106.66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113.333">
            <text:p>113.33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126.667">
            <text:p>126.6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133.333">
            <text:p>133.33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146.667">
            <text:p>146.6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153.333">
            <text:p>153.33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166.667">
            <text:p>166.6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173.333">
            <text:p>173.33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186.667">
            <text:p>186.66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193.333">
            <text:p>193.3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206.667">
            <text:p>206.66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213.333">
            <text:p>213.33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226.667">
            <text:p>226.66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233.333">
            <text:p>233.33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246.667">
            <text:p>246.66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253.333">
            <text:p>253.33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6.66666666667">
            <text:p>6.6666666667</text:p>
          </table:table-cell>
          <table:table-cell office:value-type="float" office:value="266.667">
            <text:p>266.66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.5">
            <text:p>20.5</text:p>
          </table:table-cell>
          <table:table-cell office:value-type="float" office:value="6.83333333333">
            <text:p>6.8333333333</text:p>
          </table:table-cell>
          <table:table-cell office:value-type="float" office:value="273.333">
            <text:p>273.33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.5">
            <text:p>21.5</text:p>
          </table:table-cell>
          <table:table-cell office:value-type="float" office:value="7.16666666667">
            <text:p>7.1666666667</text:p>
          </table:table-cell>
          <table:table-cell office:value-type="float" office:value="286.667">
            <text:p>286.6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2">
            <text:p>22</text:p>
          </table:table-cell>
          <table:table-cell office:value-type="float" office:value="7.33333333333">
            <text:p>7.3333333333</text:p>
          </table:table-cell>
          <table:table-cell office:value-type="float" office:value="293.333">
            <text:p>293.33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">
            <text:p>23</text:p>
          </table:table-cell>
          <table:table-cell office:value-type="float" office:value="7.66666666667">
            <text:p>7.6666666667</text:p>
          </table:table-cell>
          <table:table-cell office:value-type="float" office:value="306.667">
            <text:p>306.66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3.5">
            <text:p>23.5</text:p>
          </table:table-cell>
          <table:table-cell office:value-type="float" office:value="7.83333333333">
            <text:p>7.8333333333</text:p>
          </table:table-cell>
          <table:table-cell office:value-type="float" office:value="313.333">
            <text:p>313.33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4.5">
            <text:p>24.5</text:p>
          </table:table-cell>
          <table:table-cell office:value-type="float" office:value="8.16666666667">
            <text:p>8.1666666667</text:p>
          </table:table-cell>
          <table:table-cell office:value-type="float" office:value="326.667">
            <text:p>326.6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8.33333333333">
            <text:p>8.3333333333</text:p>
          </table:table-cell>
          <table:table-cell office:value-type="float" office:value="333.333">
            <text:p>333.33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6">
            <text:p>26</text:p>
          </table:table-cell>
          <table:table-cell office:value-type="float" office:value="8.66666666667">
            <text:p>8.6666666667</text:p>
          </table:table-cell>
          <table:table-cell office:value-type="float" office:value="346.667">
            <text:p>346.66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6.5">
            <text:p>26.5</text:p>
          </table:table-cell>
          <table:table-cell office:value-type="float" office:value="8.83333333333">
            <text:p>8.8333333333</text:p>
          </table:table-cell>
          <table:table-cell office:value-type="float" office:value="353.333">
            <text:p>353.33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Study max span n=20</text:p>
          </table:table-cell>
          <table:table-cell office:value-type="string">
            <text:p><text:s/>h=3</text:p>
          </table:table-cell>
          <table:table-cell office:value-type="string">
            <text:p><text:s/>Ci=5</text:p>
          </table:table-cell>
          <table:table-cell/>
        </table:table-row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 Link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float" office:value="48.1552">
            <text:p>48.15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83.3333">
            <text:p>83.33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166.667">
            <text:p>166.66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208.333">
            <text:p>208.3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291.667">
            <text:p>291.6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333.333">
            <text:p>333.3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416.667">
            <text:p>416.6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458.333">
            <text:p>458.3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541.667">
            <text:p>541.66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583.333">
            <text:p>583.33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666.667">
            <text:p>666.66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708.333">
            <text:p>708.33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791.667">
            <text:p>791.6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833.333">
            <text:p>833.33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916.667">
            <text:p>916.66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958.333">
            <text:p>958.33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1041.67">
            <text:p>1041.6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1083.33">
            <text:p>1083.3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1166.67">
            <text:p>1166.6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1208.33">
            <text:p>1208.3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1291.67">
            <text:p>1291.6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1333.33">
            <text:p>1333.3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1416.67">
            <text:p>1416.6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1458.33">
            <text:p>1458.3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1541.67">
            <text:p>1541.6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1583.33">
            <text:p>1583.3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1625">
            <text:p>16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 Link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float" office:value="79.1667">
            <text:p>79.1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158.333">
            <text:p>158.3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237.5">
            <text:p>237.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316.667">
            <text:p>316.66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395.833">
            <text:p>395.8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554.167">
            <text:p>554.1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633.333">
            <text:p>633.3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712.5">
            <text:p>712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791.667">
            <text:p>791.6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870.833">
            <text:p>870.8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1029.17">
            <text:p>1029.1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1108.33">
            <text:p>1108.3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1187.5">
            <text:p>1187.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1266.67">
            <text:p>1266.6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1345.83">
            <text:p>1345.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1504.17">
            <text:p>1504.1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1583.33">
            <text:p>1583.3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1662.5">
            <text:p>1662.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1741.67">
            <text:p>1741.6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1820.83">
            <text:p>1820.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1979.17">
            <text:p>1979.1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2058.33">
            <text:p>2058.3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2137.5">
            <text:p>2137.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2216.67">
            <text:p>2216.6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2295.83">
            <text:p>2295.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2454.17">
            <text:p>2454.1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2533.33">
            <text:p>2533.3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2612.5">
            <text:p>2612.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2691.67">
            <text:p>2691.6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2770.83">
            <text:p>2770.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2929.17">
            <text:p>2929.1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3008.33">
            <text:p>3008.3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3087.5">
            <text:p>3087.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6.66666666667">
            <text:p>6.6666666667</text:p>
          </table:table-cell>
          <table:table-cell office:value-type="float" office:value="3166.67">
            <text:p>3166.6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.5">
            <text:p>20.5</text:p>
          </table:table-cell>
          <table:table-cell office:value-type="float" office:value="6.83333333333">
            <text:p>6.8333333333</text:p>
          </table:table-cell>
          <table:table-cell office:value-type="float" office:value="3245.83">
            <text:p>3245.8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325">
            <text:p>332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1.5">
            <text:p>21.5</text:p>
          </table:table-cell>
          <table:table-cell office:value-type="float" office:value="7.16666666667">
            <text:p>7.1666666667</text:p>
          </table:table-cell>
          <table:table-cell office:value-type="float" office:value="3404.17">
            <text:p>3404.1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2">
            <text:p>22</text:p>
          </table:table-cell>
          <table:table-cell office:value-type="float" office:value="7.33333333333">
            <text:p>7.3333333333</text:p>
          </table:table-cell>
          <table:table-cell office:value-type="float" office:value="3483.33">
            <text:p>3483.3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3562.5">
            <text:p>3562.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3">
            <text:p>23</text:p>
          </table:table-cell>
          <table:table-cell office:value-type="float" office:value="7.66666666667">
            <text:p>7.6666666667</text:p>
          </table:table-cell>
          <table:table-cell office:value-type="float" office:value="3641.67">
            <text:p>3641.6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3.5">
            <text:p>23.5</text:p>
          </table:table-cell>
          <table:table-cell office:value-type="float" office:value="7.83333333333">
            <text:p>7.8333333333</text:p>
          </table:table-cell>
          <table:table-cell office:value-type="float" office:value="3720.83">
            <text:p>3720.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4.5">
            <text:p>24.5</text:p>
          </table:table-cell>
          <table:table-cell office:value-type="float" office:value="8.16666666667">
            <text:p>8.1666666667</text:p>
          </table:table-cell>
          <table:table-cell office:value-type="float" office:value="3879.17">
            <text:p>3879.1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8.33333333333">
            <text:p>8.3333333333</text:p>
          </table:table-cell>
          <table:table-cell office:value-type="float" office:value="3958.33">
            <text:p>3958.3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float" office:value="4037.5">
            <text:p>4037.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6">
            <text:p>26</text:p>
          </table:table-cell>
          <table:table-cell office:value-type="float" office:value="8.66666666667">
            <text:p>8.6666666667</text:p>
          </table:table-cell>
          <table:table-cell office:value-type="float" office:value="4116.67">
            <text:p>4116.67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.5">
            <text:p>26.5</text:p>
          </table:table-cell>
          <table:table-cell office:value-type="float" office:value="8.83333333333">
            <text:p>8.8333333333</text:p>
          </table:table-cell>
          <table:table-cell office:value-type="float" office:value="4195.83">
            <text:p>4195.8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4275">
            <text:p>427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7.5">
            <text:p>27.5</text:p>
          </table:table-cell>
          <table:table-cell office:value-type="float" office:value="9.16666666667">
            <text:p>9.1666666667</text:p>
          </table:table-cell>
          <table:table-cell office:value-type="float" office:value="4354.17">
            <text:p>4354.1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8">
            <text:p>28</text:p>
          </table:table-cell>
          <table:table-cell office:value-type="float" office:value="9.33333333333">
            <text:p>9.3333333333</text:p>
          </table:table-cell>
          <table:table-cell office:value-type="float" office:value="4433.33">
            <text:p>4433.3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8.5">
            <text:p>28.5</text:p>
          </table:table-cell>
          <table:table-cell office:value-type="float" office:value="9.5">
            <text:p>9.5</text:p>
          </table:table-cell>
          <table:table-cell office:value-type="float" office:value="4512.5">
            <text:p>4512.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9">
            <text:p>29</text:p>
          </table:table-cell>
          <table:table-cell office:value-type="float" office:value="9.66666666667">
            <text:p>9.6666666667</text:p>
          </table:table-cell>
          <table:table-cell office:value-type="float" office:value="4591.67">
            <text:p>4591.6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9.5">
            <text:p>29.5</text:p>
          </table:table-cell>
          <table:table-cell office:value-type="float" office:value="9.83333333333">
            <text:p>9.8333333333</text:p>
          </table:table-cell>
          <table:table-cell office:value-type="float" office:value="4670.83">
            <text:p>4670.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750">
            <text:p>475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0.5">
            <text:p>30.5</text:p>
          </table:table-cell>
          <table:table-cell office:value-type="float" office:value="10.1666666667">
            <text:p>10.1666666667</text:p>
          </table:table-cell>
          <table:table-cell office:value-type="float" office:value="4829.17">
            <text:p>4829.17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1">
            <text:p>31</text:p>
          </table:table-cell>
          <table:table-cell office:value-type="float" office:value="10.3333333333">
            <text:p>10.3333333333</text:p>
          </table:table-cell>
          <table:table-cell office:value-type="float" office:value="4908.33">
            <text:p>4908.33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1.5">
            <text:p>31.5</text:p>
          </table:table-cell>
          <table:table-cell office:value-type="float" office:value="10.5">
            <text:p>10.5</text:p>
          </table:table-cell>
          <table:table-cell office:value-type="float" office:value="4987.5">
            <text:p>4987.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2">
            <text:p>32</text:p>
          </table:table-cell>
          <table:table-cell office:value-type="float" office:value="10.6666666667">
            <text:p>10.6666666667</text:p>
          </table:table-cell>
          <table:table-cell office:value-type="float" office:value="5066.67">
            <text:p>5066.6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2.5">
            <text:p>32.5</text:p>
          </table:table-cell>
          <table:table-cell office:value-type="float" office:value="10.8333333333">
            <text:p>10.8333333333</text:p>
          </table:table-cell>
          <table:table-cell office:value-type="float" office:value="5145.83">
            <text:p>5145.83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5225">
            <text:p>522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3.5">
            <text:p>33.5</text:p>
          </table:table-cell>
          <table:table-cell office:value-type="float" office:value="11.1666666667">
            <text:p>11.1666666667</text:p>
          </table:table-cell>
          <table:table-cell office:value-type="float" office:value="5304.17">
            <text:p>5304.1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4">
            <text:p>34</text:p>
          </table:table-cell>
          <table:table-cell office:value-type="float" office:value="11.3333333333">
            <text:p>11.3333333333</text:p>
          </table:table-cell>
          <table:table-cell office:value-type="float" office:value="5383.33">
            <text:p>5383.33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4.5">
            <text:p>34.5</text:p>
          </table:table-cell>
          <table:table-cell office:value-type="float" office:value="11.5">
            <text:p>11.5</text:p>
          </table:table-cell>
          <table:table-cell office:value-type="float" office:value="5462.5">
            <text:p>5462.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5">
            <text:p>35</text:p>
          </table:table-cell>
          <table:table-cell office:value-type="float" office:value="11.6666666667">
            <text:p>11.6666666667</text:p>
          </table:table-cell>
          <table:table-cell office:value-type="float" office:value="5541.67">
            <text:p>5541.6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5.5">
            <text:p>35.5</text:p>
          </table:table-cell>
          <table:table-cell office:value-type="float" office:value="11.8333333333">
            <text:p>11.8333333333</text:p>
          </table:table-cell>
          <table:table-cell office:value-type="float" office:value="5620.83">
            <text:p>5620.8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5700">
            <text:p>570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6.5">
            <text:p>36.5</text:p>
          </table:table-cell>
          <table:table-cell office:value-type="float" office:value="12.1666666667">
            <text:p>12.1666666667</text:p>
          </table:table-cell>
          <table:table-cell office:value-type="float" office:value="5779.17">
            <text:p>5779.17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7">
            <text:p>37</text:p>
          </table:table-cell>
          <table:table-cell office:value-type="float" office:value="12.3333333333">
            <text:p>12.3333333333</text:p>
          </table:table-cell>
          <table:table-cell office:value-type="float" office:value="5858.33">
            <text:p>5858.3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7.5">
            <text:p>37.5</text:p>
          </table:table-cell>
          <table:table-cell office:value-type="float" office:value="12.5">
            <text:p>12.5</text:p>
          </table:table-cell>
          <table:table-cell office:value-type="float" office:value="5937.5">
            <text:p>5937.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8">
            <text:p>38</text:p>
          </table:table-cell>
          <table:table-cell office:value-type="float" office:value="12.6666666667">
            <text:p>12.6666666667</text:p>
          </table:table-cell>
          <table:table-cell office:value-type="float" office:value="6016.67">
            <text:p>6016.67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8.5">
            <text:p>38.5</text:p>
          </table:table-cell>
          <table:table-cell office:value-type="float" office:value="12.8333333333">
            <text:p>12.8333333333</text:p>
          </table:table-cell>
          <table:table-cell office:value-type="float" office:value="6095.83">
            <text:p>6095.83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6175">
            <text:p>6175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9.5">
            <text:p>39.5</text:p>
          </table:table-cell>
          <table:table-cell office:value-type="float" office:value="13.1666666667">
            <text:p>13.1666666667</text:p>
          </table:table-cell>
          <table:table-cell office:value-type="float" office:value="6254.17">
            <text:p>6254.17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13.3333333333">
            <text:p>13.3333333333</text:p>
          </table:table-cell>
          <table:table-cell office:value-type="float" office:value="6333.33">
            <text:p>6333.3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0.5">
            <text:p>40.5</text:p>
          </table:table-cell>
          <table:table-cell office:value-type="float" office:value="13.5">
            <text:p>13.5</text:p>
          </table:table-cell>
          <table:table-cell office:value-type="float" office:value="6412.5">
            <text:p>6412.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1">
            <text:p>41</text:p>
          </table:table-cell>
          <table:table-cell office:value-type="float" office:value="13.6666666667">
            <text:p>13.6666666667</text:p>
          </table:table-cell>
          <table:table-cell office:value-type="float" office:value="6491.67">
            <text:p>6491.67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1.5">
            <text:p>41.5</text:p>
          </table:table-cell>
          <table:table-cell office:value-type="float" office:value="13.8333333333">
            <text:p>13.8333333333</text:p>
          </table:table-cell>
          <table:table-cell office:value-type="float" office:value="6570.83">
            <text:p>6570.8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6650">
            <text:p>665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42.5">
            <text:p>42.5</text:p>
          </table:table-cell>
          <table:table-cell office:value-type="float" office:value="14.1666666667">
            <text:p>14.1666666667</text:p>
          </table:table-cell>
          <table:table-cell office:value-type="float" office:value="6729.17">
            <text:p>6729.17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3">
            <text:p>43</text:p>
          </table:table-cell>
          <table:table-cell office:value-type="float" office:value="14.3333333333">
            <text:p>14.3333333333</text:p>
          </table:table-cell>
          <table:table-cell office:value-type="float" office:value="6808.33">
            <text:p>6808.33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3.5">
            <text:p>43.5</text:p>
          </table:table-cell>
          <table:table-cell office:value-type="float" office:value="14.5">
            <text:p>14.5</text:p>
          </table:table-cell>
          <table:table-cell office:value-type="float" office:value="6887.5">
            <text:p>6887.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4">
            <text:p>44</text:p>
          </table:table-cell>
          <table:table-cell office:value-type="float" office:value="14.6666666667">
            <text:p>14.6666666667</text:p>
          </table:table-cell>
          <table:table-cell office:value-type="float" office:value="6966.67">
            <text:p>6966.67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4.5">
            <text:p>44.5</text:p>
          </table:table-cell>
          <table:table-cell office:value-type="float" office:value="14.8333333333">
            <text:p>14.8333333333</text:p>
          </table:table-cell>
          <table:table-cell office:value-type="float" office:value="7045.83">
            <text:p>7045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T01:35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inski </meta:initial-creator>
    <meta:creation-date>2013-10-06T15:40:58</meta:creation-date>
    <dc:date>2013-12-10T05:27:28</dc:date>
    <dc:creator>Osinski </dc:creator>
    <meta:editing-duration>PT1H44M22S</meta:editing-duration>
    <meta:editing-cycles>3</meta:editing-cycles>
    <meta:generator>LibreOffice/3.6$Linux_x86 LibreOffice_project/360m1$Build-2</meta:generator>
    <meta:document-statistic meta:table-count="2" meta:cell-count="162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Droid Sans'" style:font-style-name="Regular"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roid Sans'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Droid Sans'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2cm" svg:height="12.407cm" xlink:href=".." xlink:type="simple" chart:class="chart:bar" chart:style-name="ch1">
        <chart:title svg:x="5.289cm" svg:y="0.384cm" chart:style-name="ch2">
          <text:p>Fuerza máxima por Span de puente</text:p>
        </chart:title>
        <chart:subtitle svg:x="7.538cm" svg:y="1.411cm" chart:style-name="ch3">
          <text:p>n=8, h=3, Ci=5</text:p>
        </chart:subtitle>
        <chart:legend svg:x="14.141cm" svg:y="2.444cm" style:legend-expansion="custom" chartooo:width="3.119cm" chartooo:height="1.392cm" style:legend-expansion-aspect-ratio="2.24066091954023" chart:style-name="ch4"/>
        <chart:plot-area chart:style-name="ch5" table:cell-range-address="Sheet1.A2:Sheet1.A54 Sheet1.D1:Sheet1.D54" chart:data-source-has-labels="both" svg:x="1.365cm" svg:y="2.588cm" svg:width="12.789cm" svg:height="8.586cm">
          <chartooo:coordinate-region svg:x="2.172cm" svg:y="2.788cm" svg:width="11.814cm" svg:height="7.341cm"/>
          <chart:axis chart:dimension="x" chart:name="primary-x" chart:style-name="ch6" chartooo:axis-type="auto">
            <chartooo:date-scale/>
            <chart:title svg:x="7.318cm" svg:y="11.422cm" chart:style-name="ch7">
              <text:p>Span</text:p>
            </chart:title>
            <chart:categories table:cell-range-address="Sheet1.A2:Sheet1.A54"/>
          </chart:axis>
          <chart:axis chart:dimension="y" chart:name="primary-y" chart:style-name="ch8">
            <chart:title svg:x="0.45cm" svg:y="8.473cm" chart:style-name="ch9">
              <text:p>Máxima fuerza en link</text:p>
            </chart:title>
            <chart:grid chart:style-name="ch10" chart:class="major"/>
          </chart:axis>
          <chart:series chart:style-name="ch11" chart:values-cell-range-address="Sheet1.D2:Sheet1.D54" chart:label-cell-address="Sheet1.D1:Sheet1.D1" chart:class="chart:ba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 forc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2:Sheet1.A54</svg:desc>
                </draw:g>
              </table:table-cell>
              <table:table-cell office:value-type="float" office:value="240">
                <text:p>240</text:p>
                <draw:g>
                  <svg:desc>Sheet1.D2:Sheet1.D54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.285714">
                <text:p>34.2857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6.666667">
                <text:p>26.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.818182">
                <text:p>21.8181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.27399">
                <text:p>19.2739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.039433">
                <text:p>19.0394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.848077">
                <text:p>18.8480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8.690008">
                <text:p>18.69000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8.557985">
                <text:p>18.55798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8.44662">
                <text:p>18.4466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8.351844">
                <text:p>18.3518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.270536">
                <text:p>18.27053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8.200275">
                <text:p>18.20027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8.139154">
                <text:p>18.13915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8.085663">
                <text:p>18.0856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8.038587">
                <text:p>18.0385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.996944">
                <text:p>17.99694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7.959932">
                <text:p>17.95993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7.926892">
                <text:p>17.92689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7.897276">
                <text:p>17.89727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7.870629">
                <text:p>17.8706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.846568">
                <text:p>17.84656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7.82477">
                <text:p>17.824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.80496">
                <text:p>17.8049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7.786904">
                <text:p>17.78690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7.770402">
                <text:p>17.7704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.755281">
                <text:p>17.75528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7.741391">
                <text:p>17.74139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7.728602">
                <text:p>17.72860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7.716801">
                <text:p>17.71680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7.705889">
                <text:p>17.70588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.69578">
                <text:p>17.6957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7.686396">
                <text:p>17.68639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7.67767">
                <text:p>17.6776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.669541">
                <text:p>17.66954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.661957">
                <text:p>17.6619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.65487">
                <text:p>17.6548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7.648238">
                <text:p>17.64823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7.642022">
                <text:p>17.64202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7.636189">
                <text:p>17.63618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7.630707">
                <text:p>17.6307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.62555">
                <text:p>17.6255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7.620691">
                <text:p>17.62069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7.616109">
                <text:p>17.61610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7.611783">
                <text:p>17.611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Droid Sans'" style:font-style-name="Regular"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roid Sans'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Droid Sans'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2cm" svg:height="12.407cm" xlink:href=".." xlink:type="simple" chart:class="chart:bar" chart:style-name="ch1">
        <chart:title svg:x="5.289cm" svg:y="0.384cm" chart:style-name="ch2">
          <text:p>Fuerza máxima por Span de puente</text:p>
        </chart:title>
        <chart:subtitle svg:x="7.432cm" svg:y="1.411cm" chart:style-name="ch3">
          <text:p>n=20, h=3, Ci=5</text:p>
        </chart:subtitle>
        <chart:legend svg:x="14.141cm" svg:y="2.444cm" style:legend-expansion="custom" chartooo:width="3.119cm" chartooo:height="1.392cm" style:legend-expansion-aspect-ratio="2.24066091954023" chart:style-name="ch4"/>
        <chart:plot-area chart:style-name="ch5" table:cell-range-address="Sheet1.A58:Sheet1.A110 Sheet1.D57:Sheet1.D110" chart:data-source-has-labels="both" svg:x="1.18cm" svg:y="2.588cm" svg:width="12.974cm" svg:height="8.585cm">
          <chartooo:coordinate-region svg:x="2.172cm" svg:y="2.788cm" svg:width="11.814cm" svg:height="7.34cm"/>
          <chart:axis chart:dimension="x" chart:name="primary-x" chart:style-name="ch6" chartooo:axis-type="auto">
            <chartooo:date-scale/>
            <chart:title svg:x="7.226cm" svg:y="11.421cm" chart:style-name="ch7">
              <text:p>Span</text:p>
            </chart:title>
            <chart:categories table:cell-range-address="Sheet1.A58:Sheet1.A110"/>
          </chart:axis>
          <chart:axis chart:dimension="y" chart:name="primary-y" chart:style-name="ch8">
            <chart:title svg:x="0.265cm" svg:y="8.472cm" chart:style-name="ch9">
              <text:p>Máxima fuerza en link</text:p>
            </chart:title>
            <chart:grid chart:style-name="ch10" chart:class="major"/>
          </chart:axis>
          <chart:series chart:style-name="ch11" chart:values-cell-range-address="Sheet1.D58:Sheet1.D110" chart:label-cell-address="Sheet1.D57:Sheet1.D57" chart:class="chart:ba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 force</text:p>
                <draw:g>
                  <svg:desc>Sheet1.D57:Sheet1.D5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8:Sheet1.A110</svg:desc>
                </draw:g>
              </table:table-cell>
              <table:table-cell office:value-type="float" office:value="1500">
                <text:p>1500</text:p>
                <draw:g>
                  <svg:desc>Sheet1.D58:Sheet1.D1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4.285714">
                <text:p>214.2857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6.666667">
                <text:p>166.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6.363636">
                <text:p>136.3636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5.384615">
                <text:p>115.3846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7.142857">
                <text:p>107.1428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8.235294">
                <text:p>88.2352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3.333333">
                <text:p>83.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8.947368">
                <text:p>78.9473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1.428571">
                <text:p>71.4285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8.181818">
                <text:p>68.18181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5.217391">
                <text:p>65.21739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7.692308">
                <text:p>57.69230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5.555556">
                <text:p>55.5555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3.571429">
                <text:p>53.5714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1.724138">
                <text:p>51.7241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8.387097">
                <text:p>48.38709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8.327749">
                <text:p>48.32774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8.27874">
                <text:p>48.2787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8.233949">
                <text:p>48.23394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8.192905">
                <text:p>48.19290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8.155203">
                <text:p>48.15520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8.120491">
                <text:p>48.12049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8.08846">
                <text:p>48.088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8.058843">
                <text:p>48.0588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8.031402">
                <text:p>48.03140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8.005931">
                <text:p>48.00593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7.982246">
                <text:p>47.98224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7.960183">
                <text:p>47.96018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7.939598">
                <text:p>47.93959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7.920362">
                <text:p>47.92036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7.90236">
                <text:p>47.9023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.885489">
                <text:p>47.8854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7.869655">
                <text:p>47.86965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7.854777">
                <text:p>47.8547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7.840778">
                <text:p>47.84077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7.82759">
                <text:p>47.8275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7.815153">
                <text:p>47.81515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7.80341">
                <text:p>47.80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Droid Sans'" style:font-style-name="Regular" fo:font-size="13pt" style:font-size-asian="13pt" style:font-size-complex="13pt"/>
    </style:style>
    <style:style style:name="ch3" style:family="chart">
      <style:chart-properties chart:auto-position="true"/>
      <style:text-properties fo:font-family="'Droid Sans'" style:font-style-name="Regular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Droid Sans'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89cm" svg:height="10.093cm" xlink:href=".." xlink:type="simple" chart:class="chart:bar" chart:style-name="ch1">
        <chart:title svg:x="3.693cm" svg:y="0.337cm" chart:style-name="ch2">
          <text:p>Fuerza Máxima para Carga Central con Span Variable</text:p>
        </chart:title>
        <chart:subtitle svg:x="6.431cm" svg:y="1.343cm" chart:style-name="ch3">
          <text:p>n=20, h=3, C(n/2) = 5*19 = 95</text:p>
        </chart:subtitle>
        <chart:legend svg:x="13.708cm" svg:y="3.048cm" style:legend-expansion="custom" chartooo:width="3.326cm" chartooo:height="0.67cm" style:legend-expansion-aspect-ratio="4.96417910447761" chart:style-name="ch4"/>
        <chart:plot-area chart:style-name="ch5" table:cell-range-address="Sheet1.A113:Sheet1.A201 Sheet1.D112:Sheet1.D201" chart:data-source-has-labels="both" svg:x="1.648cm" svg:y="2.678cm" svg:width="15.584cm" svg:height="5.982cm">
          <chartooo:coordinate-region svg:x="2.64cm" svg:y="2.878cm" svg:width="14.393cm" svg:height="4.737cm"/>
          <chart:axis chart:dimension="x" chart:name="primary-x" chart:style-name="ch6" chartooo:axis-type="auto">
            <chartooo:date-scale/>
            <chart:title svg:x="8.999cm" svg:y="8.861cm" chart:style-name="ch7">
              <text:p>Span</text:p>
            </chart:title>
            <chart:categories table:cell-range-address="Sheet1.A113:Sheet1.A201"/>
          </chart:axis>
          <chart:axis chart:dimension="y" chart:name="primary-y" chart:style-name="ch8">
            <chart:title svg:x="0.725cm" svg:y="6.454cm" chart:style-name="ch9">
              <text:p>Max Force</text:p>
            </chart:title>
            <chart:grid chart:style-name="ch10" chart:class="major"/>
          </chart:axis>
          <chart:series chart:style-name="ch11" chart:values-cell-range-address="Sheet1.D113:Sheet1.D201" chart:label-cell-address="Sheet1.D112:Sheet1.D112" chart:class="chart:bar">
            <chart:data-point chart:repeated="8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 force Link</text:p>
                <draw:g>
                  <svg:desc>Sheet1.D112:Sheet1.D11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3:Sheet1.A201</svg:desc>
                </draw:g>
              </table:table-cell>
              <table:table-cell office:value-type="float" office:value="2850">
                <text:p>2850</text:p>
                <draw:g>
                  <svg:desc>Sheet1.D113:Sheet1.D20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12.5">
                <text:p>71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7.142857">
                <text:p>407.1428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6.25">
                <text:p>356.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6.666667">
                <text:p>316.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59.090909">
                <text:p>259.09090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19.230769">
                <text:p>219.2307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3.571429">
                <text:p>203.5714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8.125">
                <text:p>178.1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7.647059">
                <text:p>167.64705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8.333333">
                <text:p>158.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5.714286">
                <text:p>135.71428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29.545455">
                <text:p>129.54545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3.913043">
                <text:p>123.91304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8.75">
                <text:p>118.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9.615385">
                <text:p>109.61538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5.555556">
                <text:p>105.5555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1.785714">
                <text:p>101.7857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98.275862">
                <text:p>98.2758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91.935484">
                <text:p>91.9354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9.0625">
                <text:p>89.062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6.363636">
                <text:p>86.3636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3.823529">
                <text:p>83.82352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1.428571">
                <text:p>81.42857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9.166667">
                <text:p>79.16666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7.027027">
                <text:p>77.02702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3.076923">
                <text:p>73.0769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9.512195">
                <text:p>69.51219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7.857143">
                <text:p>67.85714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6.27907">
                <text:p>66.2790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4.772727">
                <text:p>64.77272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3.333333">
                <text:p>63.33333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1.956522">
                <text:p>61.95652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0.638298">
                <text:p>60.63829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8.163265">
                <text:p>58.1632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5.882353">
                <text:p>55.88235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4.807692">
                <text:p>54.80769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.773585">
                <text:p>53.77358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2.777778">
                <text:p>52.77777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1.818182">
                <text:p>51.81818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0.892857">
                <text:p>50.89285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9.137931">
                <text:p>49.13793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48.305085">
                <text:p>48.3050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.736909">
                <text:p>47.73690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7.729224">
                <text:p>47.72922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7.721906">
                <text:p>47.72190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7.714933">
                <text:p>47.7149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.708284">
                <text:p>47.70828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7.701938">
                <text:p>47.70193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7.695877">
                <text:p>47.69587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7.690085">
                <text:p>47.69008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7.684546">
                <text:p>47.68454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7.679246">
                <text:p>47.6792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7.67417">
                <text:p>47.6741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7.669307">
                <text:p>47.66930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7.664645">
                <text:p>47.66464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7.660173">
                <text:p>47.66017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7.65588">
                <text:p>47.6558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7.651758">
                <text:p>47.65175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7.647796">
                <text:p>47.64779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7.643988">
                <text:p>47.64398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7.640325">
                <text:p>47.64032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7.6368">
                <text:p>47.63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.633406">
                <text:p>47.63340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7.630137">
                <text:p>47.63013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7.626987">
                <text:p>47.62698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7.623949">
                <text:p>47.62394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7.621019">
                <text:p>47.62101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7.618192">
                <text:p>47.61819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7.615463">
                <text:p>47.61546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7.612827">
                <text:p>47.61282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7.61028">
                <text:p>47.6102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7.607819">
                <text:p>47.6078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8.992cm" xlink:href=".." xlink:type="simple" chart:class="chart:line" chart:style-name="ch1">
        <chart:title svg:x="4.391cm" svg:y="0.315cm" chart:style-name="ch2">
          <text:p>Fuerza máxima por Span de puente</text:p>
        </chart:title>
        <chart:subtitle svg:x="4.311cm" svg:y="1.273cm" chart:style-name="ch3">
          <text:p>Secciones=8, altura=3, peso de cargas=5</text:p>
        </chart:subtitle>
        <chart:plot-area chart:style-name="ch4" table:cell-range-address="Sheet2.A1:Sheet2.A54 Sheet2.D1:Sheet2.D54" chart:data-source-has-labels="column" svg:x="1.328cm" svg:y="2.315cm" svg:width="13.705cm" svg:height="5.516cm">
          <chartooo:coordinate-region svg:x="2.135cm" svg:y="2.514cm" svg:width="12.861cm" svg:height="4.272cm"/>
          <chart:axis chart:dimension="x" chart:name="primary-x" chart:style-name="ch5" chartooo:axis-type="auto">
            <chartooo:date-scale/>
            <chart:title svg:x="7.739cm" svg:y="8.01cm" chart:style-name="ch6">
              <text:p>Span</text:p>
            </chart:title>
            <chart:categories table:cell-range-address="Sheet2.A1:Sheet2.A54"/>
          </chart:axis>
          <chart:axis chart:dimension="y" chart:name="primary-y" chart:style-name="ch5">
            <chart:title svg:x="0.449cm" svg:y="6.705cm" chart:style-name="ch7">
              <text:p>Máxima fuerza en link</text:p>
            </chart:title>
            <chart:grid chart:style-name="ch8" chart:class="major"/>
          </chart:axis>
          <chart:series chart:style-name="ch9" chart:values-cell-range-address="Sheet2.D1:Sheet2.D54" chart:class="chart:line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pan</text:p>
                <draw:g>
                  <svg:desc>Sheet2.A1:Sheet2.A54</svg:desc>
                </draw:g>
              </table:table-cell>
              <table:table-cell office:value-type="float" office:value="NaN">
                <text:p>NaN</text:p>
                <draw:g>
                  <svg:desc>Sheet2.D1:Sheet2.D54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.4466">
                <text:p>18.44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.6667">
                <text:p>26.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.3333">
                <text:p>33.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3.3333">
                <text:p>53.33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.6667">
                <text:p>66.66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3.3333">
                <text:p>73.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6.6667">
                <text:p>86.66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3.3333">
                <text:p>93.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.667">
                <text:p>106.66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3.333">
                <text:p>113.33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6.667">
                <text:p>126.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3.333">
                <text:p>133.33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6.667">
                <text:p>146.66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53.333">
                <text:p>153.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6.667">
                <text:p>166.66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73.333">
                <text:p>173.33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86.667">
                <text:p>186.66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93.333">
                <text:p>193.3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06.667">
                <text:p>206.6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13.333">
                <text:p>213.33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26.667">
                <text:p>226.6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3.333">
                <text:p>233.33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46.667">
                <text:p>246.66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53.333">
                <text:p>253.33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6.667">
                <text:p>266.66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73.333">
                <text:p>273.33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86.667">
                <text:p>286.66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93.333">
                <text:p>293.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06.667">
                <text:p>306.66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13.333">
                <text:p>313.33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26.667">
                <text:p>326.66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33.333">
                <text:p>333.33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46.667">
                <text:p>346.66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53.333">
                <text:p>353.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3cm" svg:height="8.991cm" xlink:href=".." xlink:type="simple" chart:class="chart:line" chart:style-name="ch1">
        <chart:title svg:x="4.239cm" svg:y="0.315cm" chart:style-name="ch2">
          <text:p>Fuerza máxima por span de puente</text:p>
        </chart:title>
        <chart:subtitle svg:x="3.948cm" svg:y="1.273cm" chart:style-name="ch3">
          <text:p>secciones=20, altura=3, peso de cargas = 5</text:p>
        </chart:subtitle>
        <chart:plot-area chart:style-name="ch4" table:cell-range-address="Sheet2.A59:Sheet2.A98 Sheet2.D59:Sheet2.D98" chart:data-source-has-labels="both" svg:x="1.276cm" svg:y="2.314cm" svg:width="13.783cm" svg:height="5.515cm">
          <chartooo:coordinate-region svg:x="2.268cm" svg:y="2.513cm" svg:width="12.511cm" svg:height="4.271cm"/>
          <chart:axis chart:dimension="x" chart:name="primary-x" chart:style-name="ch5" chartooo:axis-type="auto">
            <chartooo:date-scale/>
            <chart:title svg:x="7.726cm" svg:y="8.008cm" chart:style-name="ch6">
              <text:p>Span</text:p>
            </chart:title>
            <chart:categories table:cell-range-address="Sheet2.A60:Sheet2.A98"/>
          </chart:axis>
          <chart:axis chart:dimension="y" chart:name="primary-y" chart:style-name="ch5">
            <chart:title svg:x="0.404cm" svg:y="6.703cm" chart:style-name="ch7">
              <text:p>Máxima fuerza en link</text:p>
            </chart:title>
            <chart:grid chart:style-name="ch8" chart:class="major"/>
          </chart:axis>
          <chart:series chart:style-name="ch9" chart:values-cell-range-address="Sheet2.D60:Sheet2.D98" chart:label-cell-address="Sheet2.D59:Sheet2.D59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 force Link</text:p>
                <draw:g>
                  <svg:desc>Sheet2.D59:Sheet2.D5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60:Sheet2.A98</svg:desc>
                </draw:g>
              </table:table-cell>
              <table:table-cell office:value-type="float" office:value="48.1552">
                <text:p>48.1552</text:p>
                <draw:g>
                  <svg:desc>Sheet2.D60:Sheet2.D9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3.3333">
                <text:p>83.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6.667">
                <text:p>166.6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8.333">
                <text:p>208.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1.667">
                <text:p>291.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3.333">
                <text:p>333.3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16.667">
                <text:p>416.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58.333">
                <text:p>458.3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41.667">
                <text:p>541.6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83.333">
                <text:p>583.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6.667">
                <text:p>666.6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08.333">
                <text:p>708.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91.667">
                <text:p>791.66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33.333">
                <text:p>833.33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16.667">
                <text:p>916.6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58.333">
                <text:p>958.3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41.67">
                <text:p>1041.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3.33">
                <text:p>1083.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66.67">
                <text:p>1166.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208.33">
                <text:p>1208.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291.67">
                <text:p>1291.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333.33">
                <text:p>1333.3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416.67">
                <text:p>1416.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58.33">
                <text:p>1458.3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541.67">
                <text:p>1541.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83.33">
                <text:p>1583.3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625">
                <text:p>1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78cm" svg:y="0.316cm" chart:style-name="ch2">
          <text:p>Fuerza máxima para carga central con Span variable</text:p>
        </chart:title>
        <chart:subtitle svg:x="4.093cm" svg:y="1.275cm" chart:style-name="ch3">
          <text:p>secciones=20, altura=3, C(n/2) = 5 * 19 = 95</text:p>
        </chart:subtitle>
        <chart:legend chart:legend-position="end" svg:x="12.274cm" svg:y="4.201cm" style:legend-expansion="high" chart:style-name="ch4"/>
        <chart:plot-area chart:style-name="ch5" table:cell-range-address="Sheet2.A101:Sheet2.A190 Sheet2.D101:Sheet2.D190" chart:data-source-has-labels="both" svg:x="1.331cm" svg:y="2.318cm" svg:width="10.304cm" svg:height="5.521cm">
          <chartooo:coordinate-region svg:x="2.323cm" svg:y="2.517cm" svg:width="9.135cm" svg:height="4.277cm"/>
          <chart:axis chart:dimension="x" chart:name="primary-x" chart:style-name="ch6" chartooo:axis-type="auto">
            <chartooo:date-scale/>
            <chart:title svg:x="6.042cm" svg:y="8.019cm" chart:style-name="ch7">
              <text:p>Span</text:p>
            </chart:title>
            <chart:categories table:cell-range-address="Sheet2.A102:Sheet2.A190"/>
          </chart:axis>
          <chart:axis chart:dimension="y" chart:name="primary-y" chart:style-name="ch6">
            <chart:title svg:x="0.451cm" svg:y="6.247cm" chart:style-name="ch8">
              <text:p>Fuerza máxima</text:p>
            </chart:title>
            <chart:grid chart:style-name="ch9" chart:class="major"/>
          </chart:axis>
          <chart:series chart:style-name="ch10" chart:values-cell-range-address="Sheet2.D102:Sheet2.D190" chart:label-cell-address="Sheet2.D101:Sheet2.D101" chart:class="chart:line">
            <chart:data-point chart:repeated="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 force Link</text:p>
                <draw:g>
                  <svg:desc>Sheet2.D101:Sheet2.D10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102:Sheet2.A190</svg:desc>
                </draw:g>
              </table:table-cell>
              <table:table-cell office:value-type="float" office:value="79.1667">
                <text:p>79.1667</text:p>
                <draw:g>
                  <svg:desc>Sheet2.D102:Sheet2.D19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8.333">
                <text:p>158.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6.667">
                <text:p>316.6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5.833">
                <text:p>395.8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54.167">
                <text:p>554.1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33.333">
                <text:p>633.3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12.5">
                <text:p>712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91.667">
                <text:p>791.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70.833">
                <text:p>870.8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29.17">
                <text:p>1029.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08.33">
                <text:p>1108.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87.5">
                <text:p>1187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66.67">
                <text:p>1266.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45.83">
                <text:p>1345.8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04.17">
                <text:p>1504.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83.33">
                <text:p>1583.3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62.5">
                <text:p>1662.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741.67">
                <text:p>1741.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820.83">
                <text:p>1820.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979.17">
                <text:p>1979.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058.33">
                <text:p>2058.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137.5">
                <text:p>2137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16.67">
                <text:p>2216.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95.83">
                <text:p>2295.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454.17">
                <text:p>2454.1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533.33">
                <text:p>2533.3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612.5">
                <text:p>2612.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691.67">
                <text:p>2691.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770.83">
                <text:p>2770.8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929.17">
                <text:p>2929.1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008.33">
                <text:p>3008.3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087.5">
                <text:p>3087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166.67">
                <text:p>3166.6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245.83">
                <text:p>3245.8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404.17">
                <text:p>3404.1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483.33">
                <text:p>3483.3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562.5">
                <text:p>3562.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641.67">
                <text:p>3641.6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720.83">
                <text:p>3720.8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879.17">
                <text:p>3879.1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958.33">
                <text:p>3958.3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037.5">
                <text:p>4037.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116.67">
                <text:p>4116.6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195.83">
                <text:p>4195.8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354.17">
                <text:p>4354.1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4433.33">
                <text:p>4433.3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4512.5">
                <text:p>4512.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591.67">
                <text:p>4591.6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4670.83">
                <text:p>4670.8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829.17">
                <text:p>4829.1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908.33">
                <text:p>4908.3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987.5">
                <text:p>4987.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066.67">
                <text:p>5066.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145.83">
                <text:p>5145.8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304.17">
                <text:p>5304.1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5383.33">
                <text:p>5383.3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462.5">
                <text:p>5462.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541.67">
                <text:p>5541.6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620.83">
                <text:p>5620.8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5779.17">
                <text:p>5779.1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5858.33">
                <text:p>5858.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937.5">
                <text:p>5937.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6016.67">
                <text:p>6016.6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6095.83">
                <text:p>6095.8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6254.17">
                <text:p>6254.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333.33">
                <text:p>6333.3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412.5">
                <text:p>6412.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491.67">
                <text:p>6491.6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570.83">
                <text:p>6570.8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729.17">
                <text:p>6729.1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808.33">
                <text:p>6808.3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887.5">
                <text:p>6887.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6966.67">
                <text:p>6966.6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7045.83">
                <text:p>7045.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